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9cb6" officeooo:paragraph-rsid="001b9cb6"/>
    </style:style>
    <style:style style:name="P2" style:family="paragraph" style:parent-style-name="Standard" style:list-style-name="L1">
      <style:text-properties officeooo:rsid="001d7928" officeooo:paragraph-rsid="001d7928"/>
    </style:style>
    <style:style style:name="P3" style:family="paragraph" style:parent-style-name="Standard" style:list-style-name="L1">
      <style:text-properties officeooo:rsid="001e73eb" officeooo:paragraph-rsid="001e73e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99725381987863065" text:style-name="L1">
        <text:list-item>
          <text:p text:style-name="P1">Mise en place du traité de Maastritch</text:p>
          <text:list>
            <text:list-item>
              <text:p text:style-name="P1">Un nouveau traité</text:p>
              <text:list>
                <text:list-item>
                  <text:p text:style-name="P1">//</text:p>
                </text:list-item>
                <text:list-item>
                  <text:p text:style-name="P1">Traité économique + politique</text:p>
                </text:list-item>
              </text:list>
            </text:list-item>
            <text:list-item>
              <text:p text:style-name="P1">Dans un nouveau contexte</text:p>
              <text:list>
                <text:list-item>
                  <text:p text:style-name="P2">l. 5 à 10</text:p>
                </text:list-item>
                <text:list-item>
                  <text:p text:style-name="P1">Chute du régime communisme 1989</text:p>
                </text:list-item>
                <text:list-item>
                  <text:p text:style-name="P1">//</text:p>
                </text:list-item>
              </text:list>
            </text:list-item>
          </text:list>
          <text:p text:style-name="P1"/>
        </text:list-item>
        <text:list-item>
          <text:p text:style-name="P2">Approfondissement des compétences communautaires</text:p>
          <text:list>
            <text:list-item>
              <text:p text:style-name="P2"/>
              <text:list>
                <text:list-item>
                  <text:p text:style-name="P2">l. 11 à 17</text:p>
                </text:list-item>
                <text:list-item>
                  <text:p text:style-name="P2">//</text:p>
                </text:list-item>
                <text:list-item>
                  <text:p text:style-name="P2">l. 14-15</text:p>
                </text:list-item>
                <text:list-item>
                  <text:p text:style-name="P2">//</text:p>
                </text:list-item>
              </text:list>
            </text:list-item>
            <text:list-item>
              <text:p text:style-name="P2">Les institutions</text:p>
              <text:list>
                <text:list-item>
                  <text:p text:style-name="P2">l. 19</text:p>
                </text:list-item>
                <text:list-item>
                  <text:p text:style-name="P2">L’Europe se dote d’institutions </text:p>
                </text:list-item>
                <text:list-item>
                  <text:p text:style-name="P2">Parlement </text:p>
                </text:list-item>
                <text:list-item>
                  <text:p text:style-name="P2">//</text:p>
                </text:list-item>
              </text:list>
            </text:list-item>
          </text:list>
          <text:p text:style-name="P2"/>
        </text:list-item>
        <text:list-item>
          <text:p text:style-name="P3">Dynamique d’élargissement et les difficultés de la gouvernance européenne</text:p>
          <text:list>
            <text:list-item>
              <text:p text:style-name="P3"/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16:10.459000000</meta:creation-date>
    <dc:date>2019-03-11T13:41:22.195000000</dc:date>
    <meta:editing-duration>PT4M51S</meta:editing-duration>
    <meta:editing-cycles>1</meta:editing-cycles>
    <meta:document-statistic meta:table-count="0" meta:image-count="0" meta:object-count="0" meta:page-count="1" meta:paragraph-count="22" meta:word-count="82" meta:character-count="393" meta:non-whitespace-character-count="350"/>
    <meta:generator>LibreOffice/5.1.6.2$Windows_x86 LibreOffice_project/07ac168c60a517dba0f0d7bc7540f5afa45f0909</meta:generator>
  </office:meta>
</office:document-meta>
</file>